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ole-draw-aspect="1" style:protect="size"/>
    </style:style>
    <style:style style:name="gr3" style:family="graphic" style:parent-style-name="Predeterminado_5f_1">
      <style:graphic-properties draw:fill-color="#62a73b" draw:textarea-horizontal-align="justify" draw:textarea-vertical-align="middle" draw:auto-grow-height="false" fo:min-height="4.15cm" fo:min-width="3.5cm"/>
    </style:style>
    <style:style style:name="gr4" style:family="graphic" style:parent-style-name="Predeterminado_5f_1">
      <style:graphic-properties draw:fill-color="#89c765" draw:textarea-horizontal-align="justify" draw:textarea-vertical-align="middle" draw:auto-grow-height="false" fo:min-height="4.15cm" fo:min-width="3.5cm"/>
    </style:style>
    <style:style style:name="gr5" style:family="graphic" style:parent-style-name="Predeterminado_5f_1">
      <style:graphic-properties draw:fill-color="#c2e0ae" draw:opacity="99%" draw:textarea-horizontal-align="justify" draw:textarea-vertical-align="middle" draw:auto-grow-height="false" fo:min-height="4.15cm" fo:min-width="3.5cm"/>
    </style:style>
    <style:style style:name="gr6" style:family="graphic" style:parent-style-name="Predeterminado_5f_1">
      <style:graphic-properties draw:fill-color="#c2e0ae" draw:textarea-horizontal-align="justify" draw:textarea-vertical-align="middle" draw:auto-grow-height="false" fo:min-height="4.15cm" fo:min-width="3.5cm"/>
    </style:style>
    <style:style style:name="gr7" style:family="graphic" style:parent-style-name="Predeterminado_5f_1">
      <style:graphic-properties draw:fill-color="#e0efd4" draw:textarea-horizontal-align="justify" draw:textarea-vertical-align="middle" draw:auto-grow-height="false" fo:min-height="4.15cm" fo:min-width="3.5cm"/>
    </style:style>
    <style:style style:name="gr8" style:family="graphic" style:parent-style-name="Predeterminado_5f_1">
      <style:graphic-properties draw:fill-color="#407927" draw:textarea-horizontal-align="justify" draw:textarea-vertical-align="middle" draw:auto-grow-height="false" fo:min-height="4.15cm" fo:min-width="3.5cm"/>
    </style:style>
    <style:style style:name="gr9" style:family="graphic" style:parent-style-name="Predeterminado_5f_1">
      <style:graphic-properties draw:fill-color="#add58a" draw:textarea-horizontal-align="justify" draw:textarea-vertical-align="middle" draw:auto-grow-height="false" fo:min-height="4.15cm" fo:min-width="3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svg:stroke-width="0.106cm" svg:stroke-color="#f37b70" draw:marker-start-width="0.359cm" draw:marker-end-width="0.359cm" draw:fill="none" draw:textarea-horizontal-align="justify" draw:textarea-vertical-align="middle" draw:auto-grow-height="false" fo:min-height="1.094cm" fo:min-width="2.25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37b70" draw:marker-start-width="0.359cm" draw:marker-end-width="0.359cm" draw:fill="none" draw:textarea-horizontal-align="justify" draw:textarea-vertical-align="middle" draw:auto-grow-height="false" fo:min-height="1.766cm" fo:min-width="6.39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pr1" style:family="presentation" style:parent-style-name="Predeterminado-subtitle">
      <style:graphic-properties draw:fill-color="#ffffff" fo:min-height="12.1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  <style:text-properties style:font-name="Lato"/>
    </style:style>
    <style:style style:name="P2" style:family="paragraph">
      <loext:graphic-properties draw:fill-color="#ffffff"/>
    </style:style>
    <style:style style:name="P3" style:family="paragraph">
      <style:text-properties style:font-name="Lato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Lato"/>
    </style:style>
    <style:style style:name="P7" style:family="paragraph">
      <loext:graphic-properties draw:fill-color="#62a73b"/>
      <style:paragraph-properties fo:text-align="center"/>
    </style:style>
    <style:style style:name="P8" style:family="paragraph">
      <loext:graphic-properties draw:fill-color="#89c765"/>
      <style:paragraph-properties fo:text-align="center"/>
    </style:style>
    <style:style style:name="P9" style:family="paragraph">
      <loext:graphic-properties draw:fill-color="#c2e0ae" draw:opacity="99%"/>
      <style:paragraph-properties fo:text-align="center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-color="#e0efd4"/>
      <style:paragraph-properties fo:text-align="center"/>
    </style:style>
    <style:style style:name="P12" style:family="paragraph">
      <loext:graphic-properties draw:fill-color="#407927"/>
      <style:paragraph-properties fo:text-align="center"/>
    </style:style>
    <style:style style:name="P13" style:family="paragraph">
      <loext:graphic-properties draw:fill-color="#add58a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style:font-name="Lato"/>
    </style:style>
    <style:style style:name="T1" style:family="text">
      <style:text-properties style:font-name="Lato" fo:font-size="44pt" style:font-size-asian="44pt" style:font-size-complex="44pt"/>
    </style:style>
    <style:style style:name="T2" style:family="text">
      <style:text-properties style:font-name="Lato"/>
    </style:style>
    <style:style style:name="T3" style:family="text">
      <style:text-properties style:font-name="Lato"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2.19cm" svg:x="1.4cm" svg:y="0.628cm">
          <draw:text-box>
            <text:p><text:span text:style-name="T1">Campos Gaussian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étodo multivariado de modelar paramétricamente</text:span></text:p>
              </text:list-item>
              <text:list-item>
                <text:p><text:span text:style-name="T2">Estadística espacial</text:span></text:p>
                <text:list>
                  <text:list-item>
                    <text:p><text:span text:style-name="T2">Modelar autocorrelación</text:span></text:p>
                  </text:list-item>
                  <text:list-item>
                    <text:p><text:span text:style-name="T2">Efecto aleatorio espa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<text:span text:style-name="T2">Distribución normal multivariada</text:span></text:p>
                <text:list>
                  <text:list-item>
                    <text:p><text:span text:style-name="T2">Estimar correlación entre vecinos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rianza compartida es equivalente a función de distancia:</text:span></text:p>
              </text:list-item>
            </text:list>
          </draw:text-box>
        </draw:frame>
        <draw:frame draw:style-name="gr2" draw:text-style-name="P4" draw:layer="layout" svg:width="10.059cm" svg:height="5.487cm" svg:x="9.8cm" svg:y="7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En la práctica estimaríamos:</text:span></text:p>
          </draw:text-box>
        </draw:frame>
        <draw:frame draw:style-name="gr2" draw:text-style-name="P4" draw:layer="layout" svg:width="17.419cm" svg:height="6.159cm" svg:x="5.2cm" svg:y="4.5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3" draw:text-style-name="P7" draw:layer="layout" svg:width="4cm" svg:height="4.4cm" svg:x="9.1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svg:x="4.9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4.4cm" svg:x="13.3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4.4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4.4cm" svg:x="9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svg:x="13.3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cm" svg:height="4.4cm" svg:x="4.9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4.4cm" svg:x="13.3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cm" svg:height="4.4cm" svg:x="9.1cm" svg:y="5.6cm">
          <text:p/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6.8cm" svg:y1="3.4cm" svg:x2="6.8cm" svg:y2="13.4cm">
          <text:p/>
        </draw:line>
        <draw:line draw:style-name="gr10" draw:text-style-name="P14" draw:layer="layout" svg:x1="6.8cm" svg:y1="3.4cm" svg:x2="16.8cm" svg:y2="3.402cm">
          <text:p/>
        </draw:line>
        <draw:line draw:style-name="gr10" draw:text-style-name="P14" draw:layer="layout" svg:x1="6.799cm" svg:y1="3.401cm" svg:x2="15.4cm" svg:y2="12.4cm">
          <text:p/>
        </draw:line>
        <draw:measure draw:style-name="gr11" draw:text-style-name="P4" draw:layer="measurelines" svg:x1="6.8cm" svg:y1="2.8cm" svg:x2="16.6cm" svg:y2="2.8cm">
          <text:p text:style-name="P4"><text:span text:style-name="T4">S</text:span> unidades</text:p>
        </draw:measure>
        <draw:measure draw:style-name="gr11" draw:text-style-name="P4" draw:layer="layout" svg:x1="5cm" svg:y1="3.558cm" svg:x2="4.961cm" svg:y2="13.273cm">
          <text:p text:style-name="P4"><text:span text:style-name="T4">S</text:span> unidades</text:p>
        </draw:measure>
        <draw:measure draw:style-name="gr11" draw:text-style-name="P4" draw:layer="layout" svg:x1="6.8cm" svg:y1="3.558cm" svg:x2="11.2cm" svg:y2="3.567cm">
          <text:p text:style-name="P15"><text:measure text:kind="gap"/><text:measure text:kind="value">4.4</text:measure><text:s/><text:measure text:kind="unit">cm</text:measure><text:measure text:kind="gap"/></text:p>
        </draw:measure>
        <draw:frame draw:style-name="gr2" draw:text-style-name="P4" draw:layer="layout" svg:width="8.757cm" svg:height="1.392cm" svg:x="18.443cm" svg:y="3.6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2" draw:text-style-name="P14" draw:layer="layout" svg:width="3.9cm" svg:height="1.9cm" svg:x="9.4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9.9cm" svg:height="3cm" svg:x="17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custom-shape draw:style-name="gr9" draw:text-style-name="P13" draw:layer="layout" svg:width="4cm" svg:height="4.4cm" svg:x="9.1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svg:x="4.9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cm" svg:height="4.4cm" svg:x="13.3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4.4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4.4cm" svg:x="9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svg:x="13.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svg:x="4.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svg:x="13.3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cm" svg:height="4.4cm" svg:x="9.1cm" svg:y="5.6cm">
          <text:p/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11.2cm" svg:y1="7.8cm" svg:x2="11.2cm" svg:y2="3.8cm">
          <text:p/>
        </draw:line>
        <draw:line draw:style-name="gr10" draw:text-style-name="P14" draw:layer="layout" svg:x1="11.2cm" svg:y1="7.801cm" svg:x2="15.2cm" svg:y2="7.801cm">
          <text:p/>
        </draw:line>
        <draw:line draw:style-name="gr10" draw:text-style-name="P14" draw:layer="layout" svg:x1="11.2cm" svg:y1="7.801cm" svg:x2="15.2cm" svg:y2="3.4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custom-shape draw:style-name="gr3" draw:text-style-name="P7" draw:layer="layout" svg:width="4cm" svg:height="4.4cm" draw:transform="rotate (-3.14141812066459) translate (13.109cm 5.4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draw:transform="rotate (-3.14141812066459) translate (17.309cm 5.40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4.4cm" draw:transform="rotate (-3.14141812066459) translate (8.905cm 1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4.4cm" draw:transform="rotate (-3.14141812066459) translate (17.305cm 10.00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4.4cm" draw:transform="rotate (-3.14141812066459) translate (13.101cm 14.60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4.4cm" draw:transform="rotate (-3.14141812066459) translate (8.912cm 14.59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cm" svg:height="4.4cm" draw:transform="rotate (-3.14141812066459) translate (17.3cm 14.60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4.4cm" draw:transform="rotate (-3.14141812066459) translate (8.902cm 5.40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cm" svg:height="4.4cm" draw:transform="rotate (-3.14141812066459) translate (13.109cm 10.001cm)">
          <text:p/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15.403cm" svg:y1="12.204cm" svg:x2="15.401cm" svg:y2="2.204cm">
          <text:p/>
        </draw:line>
        <draw:line draw:style-name="gr10" draw:text-style-name="P14" draw:layer="layout" svg:x1="15.403cm" svg:y1="12.204cm" svg:x2="5.403cm" svg:y2="12.204cm">
          <text:p/>
        </draw:line>
        <draw:line draw:style-name="gr10" draw:text-style-name="P14" draw:layer="layout" svg:x1="15.404cm" svg:y1="12.203cm" svg:x2="6.801cm" svg:y2="3.206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4" draw:layer="layout" svg:width="12.047cm" svg:height="4.845cm" svg:x="0.953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9.384cm" svg:height="4.009cm" svg:x="17.423cm" svg:y="5.5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7" draw:layer="layout" svg:width="13.6cm" svg:height="1.521cm" svg:x="1.4cm" svg:y="1.6cm">
          <draw:text-box>
            <text:p><text:span text:style-name="T2">Con las distancias se construye la matriz de covarianza:</text:span></text:p>
          </draw:text-box>
        </draw:frame>
        <draw:line draw:style-name="gr10" draw:text-style-name="P14" draw:layer="layout" svg:x1="13.6cm" svg:y1="7.8cm" svg:x2="16.6cm" svg:y2="7.8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ular datos con un campo Gaussiano para analizar</text:p>
                <text:list>
                  <text:list-item>
                    <text:p>Script: <text:a xlink:href="../Código%20R/Simulacion_capas_y_presencias.Rmd" xlink:type="simple">Simulación de capas y presencias.Rm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12:45:03.740169139</meta:creation-date>
    <dc:date>2018-11-04T10:36:32.262180818</dc:date>
    <meta:editing-duration>PT27M51S</meta:editing-duration>
    <meta:editing-cycles>9</meta:editing-cycles>
    <meta:generator>LibreOffice/6.0.6.2$Linux_X86_64 LibreOffice_project/00m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table>
      <mtr>
        <mtd>
          <mrow>
            <mi>ρ</mi>
            <mrow>
              <mrow>
                <mo fence="true" stretchy="false">(</mo>
                <mrow>
                  <mrow>
                    <mi>s</mi>
                    <mi>,</mi>
                    <mi>ϕ</mi>
                  </mrow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row>
                  <mrow>
                    <mo stretchy="false">−</mo>
                    <mi>ϕ</mi>
                  </mrow>
                  <mo stretchy="false">⋅</mo>
                  <mi>s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cov</mi>
            <mrow>
              <mrow>
                <mo fence="true" stretchy="true">(</mo>
                <mrow>
                  <mrow>
                    <msub>
                      <mi>Y</mi>
                      <mn>1,</mn>
                    </msub>
                    <msub>
                      <mi>Y</mi>
                      <mn>2</mn>
                    </msub>
                  </mrow>
                </mrow>
                <mo fence="true" stretchy="true">)</mo>
              </mrow>
              <mo stretchy="false">=</mo>
              <msup>
                <mi>σ</mi>
                <mn>2</mn>
              </msup>
            </mrow>
            <mi>ρ</mi>
            <mrow>
              <mo fence="true" stretchy="true">(</mo>
              <mrow>
                <mrow>
                  <mrow>
                    <mo fence="true" stretchy="false">‖</mo>
                    <mrow>
                      <mrow>
                        <msub>
                          <mi>s</mi>
                          <mn>1</mn>
                        </msub>
                        <mo stretchy="false">−</mo>
                        <msub>
                          <mi>s</mi>
                          <mn>2</mn>
                        </msub>
                      </mrow>
                    </mrow>
                    <mo fence="true" stretchy="false">‖</mo>
                  </mrow>
                  <mi>,</mi>
                  <mi>ϕ</mi>
                </mrow>
              </mrow>
              <mo fence="true" stretchy="true">)</mo>
            </mrow>
          </mrow>
        </mtd>
      </mtr>
      <mtr>
        <mtd>
          <mrow/>
        </mtd>
      </mtr>
      <mtr>
        <mtd>
          <mrow>
            <mrow>
              <mi>s</mi>
              <mo stretchy="false">=</mo>
              <mi>euc</mi>
            </mrow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sub>
                          <mi>x</mi>
                          <mn>1,</mn>
                        </msub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sub>
                          <mi>x</mi>
                          <mn>2,</mn>
                        </msub>
                        <msub>
                          <mi>y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%rho( s, %phi ) = exp( - %phi cdot s ) newline
newline
func cov left( Y_1, Y_2  right ) = %sigma^2 %rho left ( ldline s_1 - s_2 rdline , %phi right ) newline
newline
s = func euc left( (x_1, y_1), (x_2, y_2) right)</annotation>
  </semantics>
</math>
</file>

<file path=Object 2/content.xml><?xml version="1.0" encoding="utf-8"?>
<math xmlns="http://www.w3.org/1998/Math/MathML" display="block">
  <semantics>
    <mtable>
      <mtr>
        <mtd>
          <mrow>
            <mi>cov</mi>
            <mrow>
              <mrow>
                <mo fence="true" stretchy="true">(</mo>
                <mrow>
                  <mrow>
                    <msub>
                      <mi>Y</mi>
                      <mn>1,</mn>
                    </msub>
                    <msub>
                      <mi>Y</mi>
                      <mn>2,</mn>
                    </msub>
                    <mn>...</mn>
                    <mi>,</mi>
                    <msub>
                      <mi>Y</mi>
                      <mi>N</mi>
                    </msub>
                  </mrow>
                </mrow>
                <mo fence="true" stretchy="true">)</mo>
              </mrow>
              <mo stretchy="false">=</mo>
              <msup>
                <mi>σ</mi>
                <mn>2</mn>
              </msup>
            </mrow>
            <mi>ρ</mi>
            <mrow>
              <mo fence="true" stretchy="true">(</mo>
              <mrow>
                <mrow>
                  <mrow>
                    <mo fence="true" stretchy="false">‖</mo>
                    <mrow>
                      <mrow>
                        <msub>
                          <mi>s</mi>
                          <mn>1</mn>
                        </msub>
                        <mo stretchy="false">−</mo>
                        <msub>
                          <mi>s</mi>
                          <mn>2</mn>
                        </msub>
                      </mrow>
                    </mrow>
                    <mo fence="true" stretchy="false">‖</mo>
                  </mrow>
                  <mi>,</mi>
                  <mn>...</mn>
                  <mi>,</mi>
                  <mrow>
                    <mo fence="true" stretchy="false">‖</mo>
                    <mrow>
                      <mrow>
                        <msub>
                          <mi>s</mi>
                          <mrow>
                            <mi>N</mi>
                            <mo stretchy="false">−</mo>
                            <mn>1</mn>
                          </mrow>
                        </msub>
                        <mo stretchy="false">−</mo>
                        <msub>
                          <mi>s</mi>
                          <mi>N</mi>
                        </msub>
                      </mrow>
                    </mrow>
                    <mo fence="true" stretchy="false">‖</mo>
                  </mrow>
                  <mi>,</mi>
                  <mi>ϕ</mi>
                </mrow>
              </mrow>
              <mo fence="true" stretchy="true">)</mo>
            </mrow>
          </mrow>
        </mtd>
      </mtr>
      <mtr>
        <mtd>
          <mrow/>
        </mtd>
      </mtr>
      <mtr>
        <mtd>
          <mrow>
            <mtext>Y los parámetros a estimar son </mtext>
            <mi>ϕ</mi>
            <mtext> y </mtext>
            <mi>σ</mi>
          </mrow>
        </mtd>
      </mtr>
      <mtr>
        <mtd>
          <mrow/>
        </mtd>
      </mtr>
      <mtr>
        <mtd>
          <mrow>
            <mi>ϕ</mi>
            <mo stretchy="false">=</mo>
            <mtext> efecto de distancia sobre varianza</mtext>
          </mrow>
        </mtd>
      </mtr>
      <mtr>
        <mtd>
          <mrow>
            <mi>σ</mi>
            <mo stretchy="false">=</mo>
            <mtext> varianza</mtext>
          </mrow>
        </mtd>
      </mtr>
    </mtable>
    <annotation encoding="StarMath 5.0">func cov left( Y_1, Y_2, ..., Y_N  right ) = %sigma^2 %rho left ( ldline s_1 - s_2 rdline, ...,  ldline s_{N-1} - s_N rdline , %phi right )
newline newline
"Y los parámetros a estimar son " %phi " y " %sigma newline
newline
%phi = " efecto de distancia sobre varianza"newline
%sigma = " varianza" </annotation>
  </semantics>
</math>
</file>

<file path=Object 3/content.xml><?xml version="1.0" encoding="utf-8"?>
<math xmlns="http://www.w3.org/1998/Math/MathML" display="block">
  <semantics>
    <mrow>
      <mstyle mathvariant="bold">
        <mi mathvariant="normal">Ω</mi>
      </mstyle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i>ρ</mi>
                  <mrow>
                    <mo fence="true" stretchy="false">(</mo>
                    <mrow>
                      <msub>
                        <mi>s</mi>
                        <mn>1,2</mn>
                      </msub>
                    </mrow>
                    <mo fence="true" stretchy="false">)</mo>
                  </mrow>
                </mrow>
              </mtd>
              <mtd>
                <mo stretchy="false">⋯</mo>
              </mtd>
              <mtd>
                <mrow>
                  <mi>ρ</mi>
                  <mrow>
                    <mo fence="true" stretchy="false">(</mo>
                    <mrow>
                      <msub>
                        <mi>s</mi>
                        <mrow>
                          <mn>1</mn>
                          <mi>,</mi>
                          <mi>n</mi>
                        </mrow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i>ρ</mi>
                  <mrow>
                    <mo fence="true" stretchy="false">(</mo>
                    <mrow>
                      <msub>
                        <mi>s</mi>
                        <mn>2,1</mn>
                      </msub>
                    </mrow>
                    <mo fence="true" stretchy="false">)</mo>
                  </mrow>
                </mrow>
              </mtd>
              <mtd>
                <mrow/>
              </mtd>
              <mtd>
                <mrow/>
              </mtd>
              <mtd>
                <mrow>
                  <mi>ρ</mi>
                  <mrow>
                    <mo fence="true" stretchy="false">(</mo>
                    <mrow>
                      <msub>
                        <mi>s</mi>
                        <mrow>
                          <mn>2</mn>
                          <mi>,</mi>
                          <mi>n</mi>
                        </mrow>
                      </msub>
                    </mrow>
                    <mo fence="true" stretchy="false">)</mo>
                  </mrow>
                </mrow>
              </mtd>
            </mtr>
            <mtr>
              <mtd>
                <mo stretchy="false">⋮</mo>
              </mtd>
              <mtd>
                <mrow/>
              </mtd>
              <mtd>
                <mrow/>
              </mtd>
              <mtd>
                <mo stretchy="false">⋮</mo>
              </mtd>
            </mtr>
            <mtr>
              <mtd>
                <mrow>
                  <mi>ρ</mi>
                  <mrow>
                    <mo fence="true" stretchy="false">(</mo>
                    <mrow>
                      <msub>
                        <mi>s</mi>
                        <mrow>
                          <mi>n</mi>
                          <mi>,</mi>
                          <mn>1</mn>
                        </mrow>
                      </msub>
                    </mrow>
                    <mo fence="true" stretchy="false">)</mo>
                  </mrow>
                </mrow>
              </mtd>
              <mtd>
                <mrow>
                  <mi>ρ</mi>
                  <mrow>
                    <mo fence="true" stretchy="false">(</mo>
                    <mrow>
                      <msub>
                        <mi>s</mi>
                        <mrow>
                          <mi>n</mi>
                          <mi>,</mi>
                          <mn>2</mn>
                        </mrow>
                      </msub>
                    </mrow>
                    <mo fence="true" stretchy="false">)</mo>
                  </mrow>
                </mrow>
              </mtd>
              <mtd>
                <mo stretchy="false">⋯</mo>
              </mtd>
              <mtd>
                <mn>0</mn>
              </mtd>
            </mtr>
          </mtable>
        </mrow>
        <mo fence="true" stretchy="true">]</mo>
      </mrow>
    </mrow>
    <annotation encoding="StarMath 5.0"> bold %OMEGA = left[matrix{0#%rho(s_1,2)#dotsaxis#%rho(s_{1,n})##%rho(s_2,1)#{} #{}#%rho(s_{2,n})##dotsvert#{}#{}#dotsvert##%rho(s_{n,1})#%rho(s_{n,2})#dotsaxis#0}right]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i>s</mi>
          </mrow>
          <mo fence="true" stretchy="false">)</mo>
        </mrow>
        <mo stretchy="false">=</mo>
        <msup>
          <mi>σ</mi>
          <mn>2</mn>
        </msup>
      </mrow>
      <mi>exp</mi>
      <mrow>
        <mo fence="true" stretchy="false">(</mo>
        <mrow>
          <mrow>
            <mrow>
              <mo stretchy="false">−</mo>
              <mi>s</mi>
            </mrow>
            <mo stretchy="false">⋅</mo>
            <mi>ϕ</mi>
          </mrow>
        </mrow>
        <mo fence="true" stretchy="false">)</mo>
      </mrow>
    </mrow>
    <annotation encoding="StarMath 5.0">%rho( s ) = %sigma^2 exp( -s cdot %phi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μ</mi>
                <mrow>
                  <mn>1,</mn>
                  <mn>...</mn>
                  <mi>,</mi>
                  <mi>n</mi>
                </mrow>
              </msub>
              <mo stretchy="false">∼</mo>
              <mi>normal</mi>
            </mrow>
            <mrow>
              <mo fence="true" stretchy="false">(</mo>
              <mrow>
                <mrow>
                  <mn>0,</mn>
                  <msub>
                    <mi>τ</mi>
                    <mtext>sp</mtext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i>ω</mi>
              <mo stretchy="false">∼</mo>
              <mi>mnormal</mi>
            </mrow>
            <mrow>
              <mo fence="true" stretchy="false">(</mo>
              <mrow>
                <mrow>
                  <mi>μ</mi>
                  <mi>,</mi>
                  <mstyle mathvariant="bold">
                    <msup>
                      <mi mathvariant="normal">Ω</mi>
                      <mrow>
                        <mo stretchy="false">−</mo>
                        <mn>1</mn>
                      </mrow>
                    </msup>
                  </mstyle>
                </mrow>
              </mrow>
              <mo fence="true" stretchy="false">)</mo>
            </mrow>
          </mrow>
        </mtd>
      </mtr>
    </mtable>
    <annotation encoding="StarMath 5.0">%mu_{1, ..., n} sim func normal(0, %tau_"sp")newline newline
%omega sim func mnormal( %mu, bold %OMEGA^{-1} )</annotation>
  </semantics>
</math>
</file>